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Heading_20_1">
      <style:text-properties fo:font-style="italic" style:font-style-asian="italic" style:font-style-complex="italic"/>
    </style:style>
    <style:style style:name="P3" style:family="paragraph" style:parent-style-name="Text_20_body" style:list-style-name="L1">
      <style:text-properties style:font-name="Times New Roman"/>
    </style:style>
    <style:style style:name="P4" style:family="paragraph" style:parent-style-name="Text_20_body" style:list-style-name="L2">
      <style:text-properties style:font-name="Times New Roman"/>
    </style:style>
    <style:style style:name="P5" style:family="paragraph" style:parent-style-name="Text_20_body">
      <style:text-properties officeooo:paragraph-rsid="0008e88e"/>
    </style:style>
    <style:style style:name="T1" style:family="text">
      <style:text-properties officeooo:rsid="0007426a"/>
    </style:style>
    <style:style style:name="T2" style:family="text">
      <style:text-properties officeooo:rsid="0007fffa"/>
    </style:style>
    <style:style style:name="T3" style:family="text">
      <style:text-properties officeooo:rsid="0008e88e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08e88e"/>
    </style:style>
    <style:style style:name="T6" style:family="text">
      <style:text-properties fo:color="#ff0000" style:font-name="Monospace" fo:font-size="10pt" style:font-size-asian="10pt" fo:background-color="#e8f2fe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apport deux colonnes simples</text:h>
      <text:p text:style-name="Text_20_body"/>
      <text:p text:style-name="P5">Le but de ce TP est de se familiariser avec l'utilisation des éléments simples <text:span text:style-name="T2">de</text:span> <text:span text:style-name="T2">JasperStudio</text:span>. <text:span text:style-name="T5">Le résultat attendu est fourni.</text:span></text:p>
      <text:h text:style-name="Heading_20_2" text:outline-level="2">Description du rapport</text:h>
      <text:p text:style-name="P5"><text:span text:style-name="T4">Le rapport affiche les noms des personnes enregistrées dans la table </text:span><text:span text:style-name="T6">address</text:span><text:span text:style-name="T4"> sur deux colonnes. </text:span></text:p>
      <text:p text:style-name="P1">Le rapport contient également :</text:p>
      <text:list xml:id="list107241895" text:style-name="L1">
        <text:list-item>
          <text:p text:style-name="P3">un titre</text:p>
        </text:list-item>
        <text:list-item>
          <text:p text:style-name="P3">une entête de page</text:p>
        </text:list-item>
        <text:list-item>
          <text:p text:style-name="P3">des entêtes de colonnes</text:p>
        </text:list-item>
        <text:list-item>
          <text:p text:style-name="P3">un pied de page affichant la date et l'heure de génération ainsi qu'un logo</text:p>
          <text:p text:style-name="P3"/>
        </text:list-item>
      </text:list>
      <text:p text:style-name="P1"/>
      <text:p text:style-name="P1">La police utilisée s'appelle <text:span text:style-name="T7">Gentium</text:span> , c'est une police OpenSource, fournie, qu'il faut préalablement installer. La police est composée de 2 fichiers :</text:p>
      <text:list xml:id="list115919751" text:style-name="L2">
        <text:list-item>
          <text:p text:style-name="P4">GenR102.TTF</text:p>
        </text:list-item>
        <text:list-item>
          <text:p text:style-name="P4">GenI102.TTF pour les textes en italiques</text:p>
        </text:list-item>
      </text:list>
      <text:p text:style-name="P1"/>
      <text:p text:style-name="P1">D'autre part, les personnes dont l'adresse se situe à Paris sont affichées en rouge.</text:p>
      <text:p text:style-name="P1">Et finalement, nous ajouterons un lien vers une URL externe sur le logo de bas de page</text:p>
      <text:p text:style-name="P1"/>
      <text:p text:style-name="P1">Le résultat du PDF désiré est fourni comme modè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David THIBAU</meta:initial-creator>
    <meta:creation-date>2006-09-24T22:34:28</meta:creation-date>
    <dc:date>2019-01-15T11:34:05.927055545</dc:date>
    <dc:language>fr-FR</dc:language>
    <meta:editing-cycles>38</meta:editing-cycles>
    <meta:editing-duration>PT5H49M38S</meta:editing-duration>
    <meta:document-statistic meta:table-count="0" meta:image-count="0" meta:object-count="0" meta:page-count="1" meta:paragraph-count="16" meta:word-count="149" meta:character-count="858" meta:non-whitespace-character-count="730"/>
    <meta:user-defined meta:name="Info 1"/>
    <meta:user-defined meta:name="Info 2"/>
    <meta:user-defined meta:name="Info 3"/>
    <meta:user-defined meta:name="Info 4"/>
  </office:meta>
</office:document-meta>
</file>